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09pt"/>
    </style:style>
    <style:style style:name="co2" style:family="table-column">
      <style:table-column-properties fo:break-before="auto" style:column-width="106.24pt"/>
    </style:style>
    <style:style style:name="co3" style:family="table-column">
      <style:table-column-properties fo:break-before="auto" style:column-width="73.59pt"/>
    </style:style>
    <style:style style:name="co4" style:family="table-column">
      <style:table-column-properties fo:break-before="auto" style:column-width="184.76pt"/>
    </style:style>
    <style:style style:name="co5" style:family="table-column">
      <style:table-column-properties fo:break-before="auto" style:column-width="95.84pt"/>
    </style:style>
    <style:style style:name="co6" style:family="table-column">
      <style:table-column-properties fo:break-before="auto" style:column-width="193.8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รายละเอียดมงคลเกี่ยวกับ_20_ธาตุ_20_ทั้งประวัติความเป็นม...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รายละเอียดมงคลเกี่ยวกับ ธาตุ ทั้งประวัติความเป็นม..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ธาตุ</text:p>
          </table:table-cell>
          <table:table-cell table:style-name="ce1" office:value-type="string" calcext:value-type="string">
            <text:p>ทิศทาง/ฤดู</text:p>
          </table:table-cell>
          <table:table-cell table:style-name="ce1" office:value-type="string" calcext:value-type="string">
            <text:p>สีประจำธาตุ</text:p>
          </table:table-cell>
          <table:table-cell table:style-name="ce1" office:value-type="string" calcext:value-type="string">
            <text:p>ความหมาย/พลังงานมงคล</text:p>
          </table:table-cell>
          <table:table-cell table:style-name="ce1" office:value-type="string" calcext:value-type="string">
            <text:p>อวัยวะที่เกี่ยวข้อง (ตาม TCM)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ไม้ (Wood)</text:p>
          </table:table-cell>
          <table:table-cell table:style-name="ce2" office:value-type="string" calcext:value-type="string">
            <text:p>ตะวันออก / ฤดูใบไม้ผลิ</text:p>
          </table:table-cell>
          <table:table-cell table:style-name="ce2" office:value-type="string" calcext:value-type="string">
            <text:p>เขียว, ฟ้าอ่อน</text:p>
          </table:table-cell>
          <table:table-cell table:style-name="ce2" office:value-type="string" calcext:value-type="string">
            <text:p>การเจริญเติบโต, การเริ่มต้นใหม่, การวางแผน, สุขภาพที่ดี, ความเมตตา</text:p>
          </table:table-cell>
          <table:table-cell table:style-name="ce2" office:value-type="string" calcext:value-type="string">
            <text:p>ตับ, ถุงน้ำดี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ไฟ (Fire)</text:p>
          </table:table-cell>
          <table:table-cell table:style-name="ce2" office:value-type="string" calcext:value-type="string">
            <text:p>ใต้ / ฤดูร้อน</text:p>
          </table:table-cell>
          <table:table-cell table:style-name="ce2" office:value-type="string" calcext:value-type="string">
            <text:p>แดง, ส้ม, ม่วง</text:p>
          </table:table-cell>
          <table:table-cell table:style-name="ce2" office:value-type="string" calcext:value-type="string">
            <text:p>ชื่อเสียง, พลังงาน, ความกระตือรือร้น, ความสำเร็จ, ปัญญา, ความสัมพันธ์</text:p>
          </table:table-cell>
          <table:table-cell table:style-name="ce2" office:value-type="string" calcext:value-type="string">
            <text:p>หัวใจ, ลำไส้เล็ก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ดิน (Earth)</text:p>
          </table:table-cell>
          <table:table-cell table:style-name="ce2" office:value-type="string" calcext:value-type="string">
            <text:p>กลาง / ปลายฤดูร้อน</text:p>
          </table:table-cell>
          <table:table-cell table:style-name="ce2" office:value-type="string" calcext:value-type="string">
            <text:p>เหลือง, น้ำตาล</text:p>
          </table:table-cell>
          <table:table-cell table:style-name="ce2" office:value-type="string" calcext:value-type="string">
            <text:p>ความมั่นคง, ความซื่อสัตย์, การบำรุง, ความน่าเชื่อถือ, การอุปถัมภ์</text:p>
          </table:table-cell>
          <table:table-cell table:style-name="ce2" office:value-type="string" calcext:value-type="string">
            <text:p>ม้าม, กระเพาะอาหาร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ทอง/โลหะ (Metal)</text:p>
          </table:table-cell>
          <table:table-cell table:style-name="ce2" office:value-type="string" calcext:value-type="string">
            <text:p>ตะวันตก / ฤดูใบไม้ร่วง</text:p>
          </table:table-cell>
          <table:table-cell table:style-name="ce2" office:value-type="string" calcext:value-type="string">
            <text:p>ขาว, ทอง, เงิน</text:p>
          </table:table-cell>
          <table:table-cell table:style-name="ce2" office:value-type="string" calcext:value-type="string">
            <text:p>ความแม่นยำ, ความชัดเจนทางความคิด, ความยุติธรรม, การจัดระเบียบ, ความมั่งคั่ง</text:p>
          </table:table-cell>
          <table:table-cell table:style-name="ce2" office:value-type="string" calcext:value-type="string">
            <text:p>ปอด, ลำไส้ใหญ่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น้ำ (Water)</text:p>
          </table:table-cell>
          <table:table-cell table:style-name="ce2" office:value-type="string" calcext:value-type="string">
            <text:p>เหนือ / ฤดูหนาว</text:p>
          </table:table-cell>
          <table:table-cell table:style-name="ce2" office:value-type="string" calcext:value-type="string">
            <text:p>ดำ, น้ำเงินเข้ม</text:p>
          </table:table-cell>
          <table:table-cell table:style-name="ce2" office:value-type="string" calcext:value-type="string">
            <text:p>สติปัญญา, ความยืดหยุ่น, โชคลาภ, การไหลลื่น, การสื่อสาร, การเดินทาง</text:p>
          </table:table-cell>
          <table:table-cell table:style-name="ce2" office:value-type="string" calcext:value-type="string">
            <text:p>ไต, กระเพาะปัสสาวะ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/>
          <table:table-cell table:style-name="ce4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 table:number-rows-repeated="991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ตาราง1" table:target-range-address="'รายละเอียดมงคลเกี่ยวกับ ธาตุ ทั้งประวัติความเป็นม...'.A1:'รายละเอียดมงคลเกี่ยวกับ ธาตุ ทั้งประวัติความเป็นม...'.E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รายละเอียดมงคลเกี่ยวกับ_20_ธาตุ_20_ทั้งประวัติความเป็นม..." style:display-name="PageStyle_รายละเอียดมงคลเกี่ยวกับ ธาตุ ทั้งประวัติความเป็นม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